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28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2">2</text:span>/<text:span text:style-name="T1">12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2">2</text:span></text:p>
      <text:p text:style-name="P1">Python: <text:span text:style-name="T2">Generating a Symbol Table from LC-3 Assembly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2-11T22:55:17.236197000</dc:date>
    <meta:editing-duration>P0D</meta:editing-duration>
    <meta:editing-cycles>2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19" meta:character-count="112" meta:non-whitespace-character-count="100"/>
  </office:meta>
</office:document-meta>
</file>